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LocalNameImpl.NodeLocalNameImpl( NamePathResolver resolver , Name selecto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LocalNameImpl.accept( QOMTre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